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fcfa9" officeooo:paragraph-rsid="001fcfa9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fo:language="zxx" fo:country="none" style:font-size-asian="10pt" style:language-asian="zxx" style:country-asian="none" style:language-complex="zxx" style:country-complex="non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fcfa9" officeooo:paragraph-rsid="001fcfa9" style:language-asian="zxx" style:country-asian="none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fo:language="zxx" fo:country="none" officeooo:rsid="001fcfa9" officeooo:paragraph-rsid="001fcfa9" style:language-asian="zxx" style:country-asian="none" style:language-complex="zxx" style:country-complex="none"/>
    </style:style>
    <style:style style:name="T1" style:family="text">
      <style:text-properties fo:color="#000000" loext:opacity="100%" style:font-name="Monospace" fo:font-size="10pt" style:font-size-asian="10pt"/>
    </style:style>
    <style:style style:name="T2" style:family="text">
      <style:text-properties fo:color="#268bd2" loext:opacity="100%" style:font-name="Monospace" fo:font-size="10pt" style:font-size-asian="10pt"/>
    </style:style>
    <style:style style:name="T3" style:family="text">
      <style:text-properties style:font-name="Monospace" fo:font-size="10pt" style:font-size-asian="10pt"/>
    </style:style>
    <style:style style:name="T4" style:family="text">
      <style:text-properties fo:color="#93a1a1" loext:opacity="100%" style:font-name="Monospace" fo:font-size="10pt" style:font-size-asian="10pt"/>
    </style:style>
    <style:style style:name="T5" style:family="text">
      <style:text-properties officeooo:rsid="00217d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Java projelerinde pom.xml'deki bağımlılıkların lisanslarını otomatik indirmek için aşağıdaki plugi<text:span text:style-name="T5">n</text:span> pom.xml'e <text:span text:style-name="T5">plugins açma ve kapatma etiketleri arasına bir plugin olarak </text:span>eklenmelidir. <text:s/></text:p>
      <text:p text:style-name="P5">Bu pluginde outputDirectory etiketleri arasına eğer hiçbirşey yazılmazsa output directory projenin kök dizini olur. Eğer gösterilen yoldaki klasörler yok ise plugin onları oluşturur. </text:p>
      <text:p text:style-name="P5">src/main/resources altında META-INF içerisinde bir alanı seçmek mantıklıdır çünkü proje jar dosyasına derlenirken maven lisansları META-INF içerisine kopyalar. Yani META-INF kullanmak için uygun standart bir konumdur. Maven projeyi jar dosyası haline getirirken META-INF içerisine LICENSE diye bir dosya oluşturup o dosyaya Apache lisansı koyuyor. Bu da projenin lisansı ile karışıp karışıklığa da neden olabilir. Projenin lisansını belirtmek için META-INF içerisine License of This Project isminde bir klasör açıp o klasöre kendi lisansımızı kopyalamak mantıklı olabilir.</text:p>
      <text:p text:style-name="P5"/>
      <text:p text:style-name="P1"/>
      <text:p text:style-name="P3"><text:span text:style-name="T1">&lt;</text:span><text:span text:style-name="T2">plugin</text:span><text:span text:style-name="T1">&gt;</text:span></text:p>
      <text:p text:style-name="P3"><text:span text:style-name="T1"><text:s text:c="6"/>&lt;</text:span><text:span text:style-name="T2">groupId</text:span><text:span text:style-name="T1">&gt;org.codehaus.mojo&lt;/</text:span><text:span text:style-name="T2">groupId</text:span><text:span text:style-name="T1">&gt;</text:span></text:p>
      <text:p text:style-name="P3"><text:span text:style-name="T1"><text:s text:c="6"/>&lt;</text:span><text:span text:style-name="T2">artifactId</text:span><text:span text:style-name="T1">&gt;license-maven-plugin&lt;/</text:span><text:span text:style-name="T2">artifactId</text:span><text:span text:style-name="T1">&gt;</text:span></text:p>
      <text:p text:style-name="P3"><text:span text:style-name="T1"><text:s text:c="6"/>&lt;</text:span><text:span text:style-name="T2">version</text:span><text:span text:style-name="T1">&gt;2.4.0&lt;/</text:span><text:span text:style-name="T2">version</text:span><text:span text:style-name="T1">&gt;</text:span></text:p>
      <text:p text:style-name="P2"/>
      <text:p text:style-name="P3"><text:span text:style-name="T1"><text:s text:c="6"/>&lt;</text:span><text:span text:style-name="T2">configuration</text:span><text:span text:style-name="T1">&gt;</text:span></text:p>
      <text:p text:style-name="P3"><text:span text:style-name="T1"><text:s text:c="8"/></text:span><text:span text:style-name="T4">&lt;!-- Çıktı klasörü --&gt;</text:span></text:p>
      <text:p text:style-name="P3"><text:span text:style-name="T1"><text:s text:c="8"/>&lt;</text:span><text:span text:style-name="T2">outputDirectory</text:span><text:span text:style-name="T1">&gt;src/main/resources/META-INF/Auto Generated 3rd Party Licenses&lt;/</text:span><text:span text:style-name="T2">outputDirectory</text:span><text:span text:style-name="T1">&gt;</text:span></text:p>
      <text:p text:style-name="P3"><text:span text:style-name="T1"><text:s text:c="8"/></text:span><text:span text:style-name="T4">&lt;!-- Çıktı dosyası adı --&gt;</text:span></text:p>
      <text:p text:style-name="P3"><text:span text:style-name="T1"><text:s text:c="8"/>&lt;</text:span><text:span text:style-name="T2">thirdPartyFilename</text:span><text:span text:style-name="T1">&gt;auto-gen-3rd-party-licenses.txt&lt;/</text:span><text:span text:style-name="T2">thirdPartyFilename</text:span><text:span text:style-name="T1">&gt;</text:span></text:p>
      <text:p text:style-name="P3"><text:span text:style-name="T1"><text:tab/><text:tab/></text:span></text:p>
      <text:p text:style-name="P3"><text:span text:style-name="T1"><text:s text:c="8"/></text:span><text:span text:style-name="T4">&lt;!-- Opsiyonel: eksik lisansları fail etme --&gt;</text:span></text:p>
      <text:p text:style-name="P3"><text:span text:style-name="T1"><text:s text:c="8"/>&lt;</text:span><text:span text:style-name="T2">failOnMissing</text:span><text:span text:style-name="T1">&gt;false&lt;/</text:span><text:span text:style-name="T2">failOnMissing</text:span><text:span text:style-name="T1">&gt;</text:span></text:p>
      <text:p text:style-name="P3"><text:span text:style-name="T1"><text:s text:c="6"/>&lt;/</text:span><text:span text:style-name="T2">configuration</text:span><text:span text:style-name="T1">&gt;</text:span></text:p>
      <text:p text:style-name="P2"/>
      <text:p text:style-name="P3"><text:span text:style-name="T1"><text:s text:c="6"/>&lt;</text:span><text:span text:style-name="T2">executions</text:span><text:span text:style-name="T1">&gt;</text:span></text:p>
      <text:p text:style-name="P3"><text:span text:style-name="T1"><text:s text:c="8"/>&lt;</text:span><text:span text:style-name="T2">execution</text:span><text:span text:style-name="T1">&gt;</text:span></text:p>
      <text:p text:style-name="P3"><text:span text:style-name="T1"><text:s text:c="10"/>&lt;</text:span><text:span text:style-name="T2">id</text:span><text:span text:style-name="T1">&gt;add-third-party&lt;/</text:span><text:span text:style-name="T2">id</text:span><text:span text:style-name="T1">&gt;</text:span></text:p>
      <text:p text:style-name="P3"><text:span text:style-name="T1"><text:s text:c="10"/></text:span><text:span text:style-name="T4">&lt;!-- generate-resources fazında çalışır --&gt;</text:span></text:p>
      <text:p text:style-name="P3"><text:span text:style-name="T1"><text:s text:c="10"/>&lt;</text:span><text:span text:style-name="T2">phase</text:span><text:span text:style-name="T1">&gt;generate-resources&lt;/</text:span><text:span text:style-name="T2">phase</text:span><text:span text:style-name="T1">&gt;</text:span></text:p>
      <text:p text:style-name="P3"><text:span text:style-name="T1"><text:s text:c="10"/>&lt;</text:span><text:span text:style-name="T2">goals</text:span><text:span text:style-name="T1">&gt;</text:span></text:p>
      <text:p text:style-name="P3"><text:span text:style-name="T1"><text:s text:c="12"/>&lt;</text:span><text:span text:style-name="T2">goal</text:span><text:span text:style-name="T1">&gt;add-third-party&lt;/</text:span><text:span text:style-name="T2">goal</text:span><text:span text:style-name="T1">&gt;</text:span></text:p>
      <text:p text:style-name="P3"><text:span text:style-name="T1"><text:s text:c="10"/>&lt;/</text:span><text:span text:style-name="T2">goals</text:span><text:span text:style-name="T1">&gt;</text:span></text:p>
      <text:p text:style-name="P3"><text:span text:style-name="T1"><text:s text:c="8"/>&lt;/</text:span><text:span text:style-name="T2">execution</text:span><text:span text:style-name="T1">&gt;</text:span></text:p>
      <text:p text:style-name="P3"><text:span text:style-name="T1"><text:s text:c="6"/>&lt;/</text:span><text:span text:style-name="T2">executions</text:span><text:span text:style-name="T1">&gt;</text:span></text:p>
      <text:p text:style-name="P4"><text:span text:style-name="T1"><text:s text:c="4"/>&lt;/</text:span><text:span text:style-name="T2">plugin</text:span><text:span text:style-name="T1">&gt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4T12:42:02.938715106</meta:creation-date>
    <dc:date>2025-07-24T12:52:59.037963099</dc:date>
    <meta:editing-duration>PT10M57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27" meta:word-count="167" meta:character-count="1757" meta:non-whitespace-character-count="1443"/>
  </office:meta>
</office:document-meta>
</file>